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6cfaa" officeooo:paragraph-rsid="0006cfaa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ext_20_body">
      <style:text-properties officeooo:rsid="0006cfaa" officeooo:paragraph-rsid="0006c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Mention of the Friend of God</text:h>
      <text:p text:style-name="P3">~</text:p>
      <text:p text:style-name="P3">by Spiros Angelaki II</text:p>
      <text:p text:style-name="P3">~</text:p>
      <text:p text:style-name="Standard"/>
      <text:p text:style-name="Standard">I was entering a room during the month of Scorching, or Ramadan, </text:p>
      <text:p text:style-name="Standard">in a blessed house, </text:p>
      <text:p text:style-name="Standard">there was a man wearing clean clothes sitting in the room, on a couch, by himself.</text:p>
      <text:p text:style-name="Standard"/>
      <text:p text:style-name="Standard">I did not know who the man was.</text:p>
      <text:p text:style-name="Standard">There was a woman, sitting on another couch in the room.</text:p>
      <text:p text:style-name="Standard">It had appeared that the man delivered a book and a computer, to the house, maybe for the woman.</text:p>
      <text:p text:style-name="Standard"/>
      <text:p text:style-name="Standard"/>
      <text:p text:style-name="Standard">I had remembered, by the Grace of God, of some things, before entering the room.</text:p>
      <text:p text:style-name="Standard">So, I quietly recited a supplication, to my Lord, as I entered the room;</text:p>
      <text:p text:style-name="Standard">One that I learned from Prophet Moses, peace and blessings be upon him (Quran 2:67):</text:p>
      <text:p text:style-name="Standard"/>
      <text:p text:style-name="P2">"I seek refuge in God from being amongst the ignorant."</text:p>
      <text:p text:style-name="Standard"/>
      <text:p text:style-name="Standard">It had appeared that the man sitting on the couch had heard my supplication,</text:p>
      <text:p text:style-name="Standard">and after I walked in the room, I may have said some things to both of them, </text:p>
      <text:p text:style-name="Standard">and all that I remember him saying to me was:</text:p>
      <text:p text:style-name="Standard"/>
      <text:p text:style-name="P2">"You're really His Friend, aren't you?"</text:p>
      <text:p text:style-name="Standard"/>
      <text:p text:style-name="Standard">He may or may not have smiled at me, and he seemed very calm;</text:p>
      <text:p text:style-name="Standard">And I don't remember seeing him move.</text:p>
      <text:p text:style-name="Standard"/>
      <text:p text:style-name="Standard">I had then remembered, by the Grace of God, after what the man said, </text:p>
      <text:p text:style-name="Standard">about the Title Given to Prophet Abraham, </text:p>
      <text:p text:style-name="Standard">peace and blessings be upon him,</text:p>
      <text:p text:style-name="Standard">peace and blessings be upon his sons,</text:p>
      <text:p text:style-name="Standard">and I wanted to share my Lord's Words with the nice man (Quran 4:125).</text:p>
      <text:p text:style-name="Standard"/>
      <text:p text:style-name="Standard">So, I asked the man if he knew that God gave Prophet Abraham that Title,</text:p>
      <text:p text:style-name="Standard">Friend of God.</text:p>
      <text:p text:style-name="Standard"/>
      <text:p text:style-name="Standard">I believe the man did smile at me, then.</text:p>
      <text:p text:style-name="Standard"/>
      <text:p text:style-name="Standard"/>
      <text:p text:style-name="Standard">I remember leaving the room after that, God knows what I did afterward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0T17:57:25.266000000</meta:creation-date>
    <dc:date>2025-05-10T18:02:02.368000000</dc:date>
    <meta:editing-duration>PT4M37S</meta:editing-duration>
    <meta:editing-cycles>1</meta:editing-cycles>
    <meta:generator>LibreOffice/7.6.4.1$Windows_X86_64 LibreOffice_project/e19e193f88cd6c0525a17fb7a176ed8e6a3e2aa1</meta:generator>
    <meta:print-date>2025-05-10T18:02:18.334000000</meta:print-date>
    <meta:printed-by>PDF files</meta:printed-by>
    <meta:document-statistic meta:table-count="0" meta:image-count="0" meta:object-count="0" meta:page-count="1" meta:paragraph-count="29" meta:word-count="292" meta:character-count="1475" meta:non-whitespace-character-count="1207"/>
  </office:meta>
</office:document-meta>
</file>